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5.14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2bf63" style:font-name-asian="Droid Sans" style:font-name-complex="DejaVu Sans"/>
    </style:style>
    <style:style style:name="P8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3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T4" style:family="text">
      <style:text-properties officeooo:rsid="0012bf63"/>
    </style:style>
    <style:style style:name="T5" style:family="text">
      <style:text-properties fo:font-size="12pt" fo:font-weight="normal" officeooo:rsid="0012bf63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Proveedor</text:p>
          </table:table-cell>
          <table:table-cell table:style-name="Table2.A1" office:value-type="string">
            <text:p text:style-name="P2">Nro Orden de Pago</text:p>
          </table:table-cell>
          <table:table-cell table:style-name="Table2.A1" office:value-type="string">
            <text:p text:style-name="P2">Fecha de Pago</text:p>
          </table:table-cell>
          <table:table-cell table:style-name="Table2.A1" office:value-type="string">
            <text:p text:style-name="P2">Estado de la Orden</text:p>
          </table:table-cell>
          <table:table-cell table:style-name="Table2.E1" office:value-type="string">
            <text:p text:style-name="P2">Monto</text:p>
          </table:table-cell>
        </table:table-row>
        <table:table-row>
          <table:table-cell table:style-name="Table2.A2" table:number-columns-spanned="5" office:value-type="string">
            <text:p text:style-name="P3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6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6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6"><text:placeholder text:placeholder-type="text" text:description="Numero de Telefono">&lt;tupla[3]&gt;</text:placeholder></text:p>
          </table:table-cell>
          <table:table-cell table:style-name="Table2.A2" office:value-type="string">
            <text:p text:style-name="P6"><text:placeholder text:placeholder-type="text" text:description="Numero de Telefono">&lt;tupla[4]&gt;</text:placeholder></text:p>
          </table:table-cell>
        </table:table-row>
        <table:table-row>
          <table:table-cell table:style-name="Table2.A2" table:number-columns-spanned="5" office:value-type="string">
            <text:p text:style-name="P4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2bf63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2bf63"/>
    </style:style>
    <style:style style:name="MT2" style:family="text">
      <style:text-properties fo:font-size="12pt" fo:font-weight="normal" officeooo:rsid="0012bf63" style:font-size-asian="12pt" style:font-weight-asian="normal" style:font-size-complex="12pt" style:font-weight-complex="normal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5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Tipo de Convenio: <text:s/></text:span><text:span text:style-name="MT2"><text:placeholder text:placeholder-type="text" text:description="Desde">&lt;data['tipo_convenio']&gt;</text:placeholder></text:span><text:span text:style-name="MT1"> </text:span></text:h>
        <text:h text:style-name="MP2" text:outline-level="1"><text:span text:style-name="MT3">Pagos por Convenio: </text:span><text:span text:style-name="MT4"><text:placeholder text:placeholder-type="text" text:description="Desde">&lt;data['conveniocodigo']&gt;</text:placeholder></text:span><text:span text:style-name="MT3"> </text:span><text:span text:style-name="MT5">Monto del Convenio</text:span><text:span text:style-name="MT3"> $ </text:span><text:span text:style-name="MT4"><text:placeholder text:placeholder-type="text" text:description="Hasta">&lt;data['conveniomonto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06T23:27:41.231414694">06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06T23:27:41.191426997</dc:date>
    <meta:editing-duration>P2DT7H21M25S</meta:editing-duration>
    <meta:editing-cycles>72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15" meta:word-count="41" meta:character-count="309" meta:non-whitespace-character-count="279"/>
  </office:meta>
</office:document-meta>
</file>